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9-1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05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23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30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20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2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0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2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2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1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1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27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25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23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1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3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01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2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0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2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2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0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6-2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6-1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5-15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4-2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9-01-0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8-11-0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8-10-1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8-09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8-09-1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8-08-2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8-06-2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8-05-2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8-04-20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7-10-2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7-08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7-07-31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7-06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7-05-2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7-04-2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6-10-2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6-09-2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6-08-25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6-07-2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6-06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6-05-2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6-04-2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5-10-2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5-08-2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5-07-3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5-06-29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5-05-2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5-04-23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4-07-30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4-05-30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4-04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3-11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3-10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3-09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3-08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3-07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3-06-2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3-05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3-04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2-11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2-10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2-09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2-08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2-07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2-06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2-05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2-03-2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7-10-2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6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6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6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6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200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199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055</text:p>
          </table:table-cell>
          <table:table-cell office:value-type="string" calcext:value-type="string">
            <text:p>QWTA nr Parkers Prairie, R Lahman <text:s/>(repl 56018)</text:p>
          </table:table-cell>
          <table:table-cell office:value-type="string" calcext:value-type="string">
            <text:p>199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718" meta:object-count="0"/>
    <meta:user-defined meta:name="AppVersion">3.0</meta:user-defined>
  </office:meta>
</office:document-meta>
</file>